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end" style:justify-single-word="false"/>
      <style:text-properties officeooo:rsid="00187ae9" officeooo:paragraph-rsid="00187ae9"/>
    </style:style>
    <style:style style:name="P2" style:family="paragraph" style:parent-style-name="Standard">
      <style:paragraph-properties fo:line-height="150%" fo:text-align="center" style:justify-single-word="false"/>
      <style:text-properties style:text-underline-style="solid" style:text-underline-width="auto" style:text-underline-color="font-color" fo:font-weight="bold" officeooo:rsid="00187ae9" officeooo:paragraph-rsid="00187ae9" style:font-weight-asian="bold" style:font-weight-complex="bold"/>
    </style:style>
    <style:style style:name="P3" style:family="paragraph" style:parent-style-name="Standard">
      <style:paragraph-properties fo:line-height="150%" fo:text-align="start" style:justify-single-word="false"/>
      <style:text-properties style:text-underline-style="solid" style:text-underline-width="auto" style:text-underline-color="font-color" fo:font-weight="bold" officeooo:rsid="00187ae9" officeooo:paragraph-rsid="00187ae9" style:font-weight-asian="bold" style:font-weight-complex="bold"/>
    </style:style>
    <style:style style:name="P4" style:family="paragraph" style:parent-style-name="Standard">
      <style:paragraph-properties fo:line-height="150%" fo:text-align="start" style:justify-single-word="false"/>
      <style:text-properties style:text-underline-style="none" fo:font-weight="bold" officeooo:rsid="00187ae9" officeooo:paragraph-rsid="00187ae9" style:font-weight-asian="bold" style:font-weight-complex="bold"/>
    </style:style>
    <style:style style:name="P5" style:family="paragraph" style:parent-style-name="Standard">
      <style:paragraph-properties fo:line-height="150%" fo:text-align="start" style:justify-single-word="false"/>
      <style:text-properties style:text-underline-style="none" fo:font-weight="bold" officeooo:rsid="00187ae9" officeooo:paragraph-rsid="001efa83"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font-weight="normal" officeooo:rsid="001a6336" style:font-weight-asian="normal" style:font-weight-complex="normal"/>
    </style:style>
    <style:style style:name="T4" style:family="text">
      <style:text-properties fo:font-weight="normal" officeooo:rsid="001bc46c" style:font-weight-asian="normal" style:font-weight-complex="normal"/>
    </style:style>
    <style:style style:name="T5" style:family="text">
      <style:text-properties fo:font-weight="normal" officeooo:rsid="001d4ce8" style:font-weight-asian="normal" style:font-weight-complex="normal"/>
    </style:style>
    <style:style style:name="T6" style:family="text">
      <style:text-properties fo:font-weight="normal" officeooo:rsid="001e7cb8" style:font-weight-asian="normal" style:font-weight-complex="normal"/>
    </style:style>
    <style:style style:name="T7" style:family="text">
      <style:text-properties fo:font-weight="normal" officeooo:rsid="001efa83" style:font-weight-asian="normal" style:font-weight-complex="normal"/>
    </style:style>
    <style:style style:name="T8" style:family="text">
      <style:text-properties fo:font-weight="normal" officeooo:rsid="00249b86" style:font-weight-asian="normal" style:font-weight-complex="normal"/>
    </style:style>
    <style:style style:name="T9" style:family="text">
      <style:text-properties fo:font-weight="normal" officeooo:rsid="0024a4ef" style:font-weight-asian="normal" style:font-weight-complex="normal"/>
    </style:style>
    <style:style style:name="T10" style:family="text">
      <style:text-properties fo:font-weight="normal" officeooo:rsid="00256d33" style:font-weight-asian="normal" style:font-weight-complex="normal"/>
    </style:style>
    <style:style style:name="T11" style:family="text">
      <style:text-properties fo:font-weight="normal" officeooo:rsid="00297e31" style:font-weight-asian="normal" style:font-weight-complex="normal"/>
    </style:style>
    <style:style style:name="T12" style:family="text">
      <style:text-properties fo:font-weight="normal" officeooo:rsid="002d701f" style:font-weight-asian="normal" style:font-weight-complex="normal"/>
    </style:style>
    <style:style style:name="T13" style:family="text">
      <style:text-properties fo:font-weight="normal" officeooo:rsid="002eb913"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yler Paquet</text:p>
      <text:p text:style-name="P1">John Marker</text:p>
      <text:p text:style-name="P1">Devon Ozoga</text:p>
      <text:p text:style-name="P1">CIS 457: Data Communications</text:p>
      <text:p text:style-name="P1">Due: 11/13/2017</text:p>
      <text:p text:style-name="P1"/>
      <text:p text:style-name="P1"/>
      <text:p text:style-name="P2">Project 3: Virtual Router</text:p>
      <text:p text:style-name="P2"><text:span text:style-name="T1"/></text:p>
      <text:p text:style-name="P3"><text:span text:style-name="T2">Program Design</text:span></text:p>
      <text:p text:style-name="P4"><text:span text:style-name="T2"/></text:p>
      <text:p text:style-name="P4"><text:span text:style-name="T2"><text:tab/>The overall program consists of several major functions. The first being that for calculating the checksum for the packets being sent and received. The next is a to string function to convert the ip address from packets into a string to be compared with the ip strings in the routing table. </text:span><text:span text:style-name="T3">The next is a function to parse the routing table info and tokenize each field into it’s own string. This info is used to forward packets to the correct destination. The last non ‘main’ function in the program is the signal handler which triggers the program to close gracefully when a ctrl-c is received from the user. The next two and final two functions are used for the main logic of the program. The first is a threading function which is called once for each interface on the router which allows the router to receive and send packets simultaneously on all sockets/interfaces. The final function is the main function which figures out how many interface threads to create, which routing table file to read and parse, and then creates the interface threads and waits for them to exit before closing the program.</text:span></text:p>
      <text:p text:style-name="P4"><text:span text:style-name="T3"/></text:p>
      <text:p text:style-name="P5"><text:span text:style-name="T3"><text:tab/></text:span><text:span text:style-name="T4">The interface threads start by waiting to receive a packet. Once a packet is received </text:span><text:span text:style-name="T5">it checks if it is either an ARP </text:span><text:span text:style-name="T6">packet</text:span><text:span text:style-name="T5">, </text:span><text:span text:style-name="T6">or ICMP packet</text:span><text:span text:style-name="T5">, otherwise it just ignores </text:span><text:span text:style-name="T6">it</text:span><text:span text:style-name="T5">. If the packet is an ARP request </text:span><text:span text:style-name="T7">and the router is the destination</text:span><text:span text:style-name="T5"> it builds the ARP response packet with the correct information and sends it back to where the ARP request came from. <text:s/></text:span><text:span text:style-name="T7">If the packet is an ICMP echo request and the router is the destination then it builds the correct ICMP response and sends it back to where the echo request came from. If the packet is an ICMP packet but the router is not the destination then the packet must be forwarded. The program compares the destination IP address to the IP addresses in the forwarding table information and determines on which socket/interface the packet must be forwarded on. The packet to be forwarded is copied into a global buffer to be sent once the ARP response is received. It then builds and sends an ARP request on the previously selected socket/interface. </text:span><text:span text:style-name="T8">If the </text:span><text:soft-page-break/><text:span text:style-name="T8">packet received is an ARP repsonse then we know a packet needs forwarded. First, the </text:span><text:span text:style-name="T9">Ethernet</text:span><text:span text:style-name="T8"> header destination</text:span><text:span text:style-name="T9"> address</text:span><text:span text:style-name="T8"> is updated based on the ARP response and then the packet is forwarded on the correct socket/interface.</text:span></text:p>
      <text:p text:style-name="P5"><text:span text:style-name="T8"/></text:p>
      <text:p text:style-name="P5"><text:span text:style-name="T8"><text:tab/></text:span><text:span text:style-name="T9">The main thread is in charge of getting things going in the program. The first thing that happens is it finds out how many socket threads will need to be created. Based on the number of </text:span><text:span text:style-name="T10">threads</text:span><text:span text:style-name="T9">, the router number is determined. Based on this router number, the correct file is then read from to obtain the routing table information. </text:span><text:span text:style-name="T11">All of the socket/interface threads are then created. The main thread waits on the socket threads to close before it closes. This ensures graceful closure of the program.</text:span></text:p>
      <text:p text:style-name="P5"><text:span text:style-name="T7"><text:s/></text:span></text:p>
      <text:p text:style-name="P3"><text:span text:style-name="T2">Challenges Encountered</text:span></text:p>
      <text:p text:style-name="P4"><text:span text:style-name="T2"/></text:p>
      <text:p text:style-name="P4"><text:span text:style-name="T2"><text:tab/></text:span><text:span text:style-name="T12">The only problem that we really encountered was time. </text:span><text:span text:style-name="T13">It is that point in the semester where we all have projects going on in all of our classes and we unfortunately couldn’t dedicate enough time to complete all of the deliverab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9:52:31.663935940</meta:creation-date>
    <dc:date>2017-11-14T22:31:20.807718052</dc:date>
    <meta:editing-duration>PT24M54S</meta:editing-duration>
    <meta:editing-cycles>5</meta:editing-cycles>
    <meta:generator>LibreOffice/5.1.6.2$Linux_X86_64 LibreOffice_project/10m0$Build-2</meta:generator>
    <meta:document-statistic meta:table-count="0" meta:image-count="0" meta:object-count="0" meta:page-count="2" meta:paragraph-count="13" meta:word-count="558" meta:character-count="3212" meta:non-whitespace-character-count="2660"/>
  </office:meta>
</office:document-meta>
</file>